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32.2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8.75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4pt" fo:font-weight="bold" officeooo:paragraph-rsid="0000e1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4pt" fo:font-weight="bold" officeooo:rsid="0000e140" officeooo:paragraph-rsid="0000e14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4pt" fo:font-weight="normal" officeooo:paragraph-rsid="0000e1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4pt" fo:font-weight="normal" officeooo:rsid="0000e140" officeooo:paragraph-rsid="0000e14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4pt" fo:font-weight="normal" officeooo:rsid="00019cce" officeooo:paragraph-rsid="00019cc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04038" officeooo:paragraph-rsid="0000403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19cce" officeooo:paragraph-rsid="000040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19cce" officeooo:paragraph-rsid="00019cce" style:font-size-asian="12pt" style:font-weight-asian="normal" style:font-size-complex="12pt" style:font-weight-complex="normal"/>
    </style:style>
    <style:style style:name="T1" style:family="text">
      <style:text-properties officeooo:rsid="0000403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420 Lab <text:span text:style-name="T1">3</text:span> Report</text:p>
      <text:p text:style-name="P2"><text:span text:style-name="T1">March 11th</text:span>, 2021</text:p>
      <text:p text:style-name="P2"/>
      <text:p text:style-name="P9">Description of Implementation</text:p>
      <text:p text:style-name="P3"/>
      <text:p text:style-name="P7">We used OpenMP to construct a program, this specific program soves different types of equations. One method that we used was the Gauss-Jordan Elimination with partial pivoting. </text:p>
      <text:p text:style-name="P7"/>
      <text:p text:style-name="P7">We implemented the Time Measurement. We allowed the number of threads to be solely the only command to be passed in the arument of our function.</text:p>
      <text:p text:style-name="P7"/>
      <text:p text:style-name="P5">Timer.h:</text:p>
      <text:p text:style-name="P7">macro definition for our time measurement</text:p>
      <text:p text:style-name="P7"/>
      <text:p text:style-name="P7"><text:span text:style-name="T2">Lab3IO.h:</text:span> </text:p>
      <text:p text:style-name="P7">header for the Lab3IO.c, needs to be included if call the IOs directly from Lab3IO.c</text:p>
      <text:p text:style-name="P3"/>
      <text:p text:style-name="P4">Lab3IO.c: </text:p>
      <text:p text:style-name="P6">source file for the IO functions, needs to be referred in the compiler line if the functions are called in the p</text:p>
      <text:p text:style-name="P6"/>
      <text:p text:style-name="P6"/>
      <text:p text:style-name="P3"/>
      <text:p text:style-name="P3"/>
      <text:p text:style-name="P9">Performance Discussion</text:p>
      <text:p text:style-name="P9"/>
      <text:p text:style-name="P8">The parallel that we used is working with openMP on inner for loops which also required no changes from the serial.</text:p>
      <text:p text:style-name="P8"><draw:frame draw:style-name="fr1" draw:name="Object1" text:anchor-type="paragraph" svg:x="0.046cm" svg:y="0.238cm" svg:width="6.597cm" svg:height="5.8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10"/>
      <text:p text:style-name="P10"/>
      <text:p text:style-name="P10"/>
      <text:p text:style-name="P10"/>
      <text:p text:style-name="P11"/>
      <text:p text:style-name="P12"><text:soft-page-break/>Table1.</text:p>
      <text:p text:style-name="P12"/>
      <text:p text:style-name="P12">As you can see in Table 1, this was used for 50 elements. And the time that we got is 0.001106</text:p>
      <text:p text:style-name="P12"/>
      <text:p text:style-name="P12">And there were more findings of our results in the Benchmark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8:02:15.708833808</meta:creation-date>
    <dc:date>2021-03-11T19:26:05.549759600</dc:date>
    <meta:editing-duration>PT12M30S</meta:editing-duration>
    <meta:editing-cycles>1</meta:editing-cycles>
    <meta:document-statistic meta:table-count="0" meta:image-count="0" meta:object-count="1" meta:page-count="2" meta:paragraph-count="16" meta:word-count="166" meta:character-count="950" meta:non-whitespace-character-count="797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ic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741" calcext:value-type="float">
            <text:p>0.009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7449" calcext:value-type="float">
            <text:p>0.0774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55765" calcext:value-type="float">
            <text:p>0.7557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54" calcext:value-type="float">
            <text:p>0.009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1948" calcext:value-type="float">
            <text:p>0.081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015" calcext:value-type="float">
            <text:p>0.76801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0000-00-00</text:date>, <text:time style:data-style-name="N2" text:time-value="19:23:09.75082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